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F000001A1B17F0C24.png" manifest:media-type="image/png"/>
  <manifest:file-entry manifest:full-path="Pictures/1000000000000479000000C9359AD87E.png" manifest:media-type="image/png"/>
  <manifest:file-entry manifest:full-path="Pictures/1000000000000431000001E432C9D7A2.png" manifest:media-type="image/png"/>
  <manifest:file-entry manifest:full-path="Pictures/10000000000002A80000009431110E26.png" manifest:media-type="image/png"/>
  <manifest:file-entry manifest:full-path="Pictures/100000000000050900000101EEDAE2D1.png" manifest:media-type="image/png"/>
  <manifest:file-entry manifest:full-path="Pictures/10000000000002C80000007E7C2D751C.png" manifest:media-type="image/png"/>
  <manifest:file-entry manifest:full-path="Pictures/10000000000005230000019B519B0550.png" manifest:media-type="image/png"/>
  <manifest:file-entry manifest:full-path="Pictures/1000000000001720000004400A082CAB.png" manifest:media-type="image/png"/>
  <manifest:file-entry manifest:full-path="Pictures/10000000000004DC0000022CC25961F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Helly, Hahn-Banach analytic form</text:p>
          </draw:text-box>
        </draw:frame>
        <draw:frame draw:style-name="gr1" draw:text-style-name="P2" draw:layer="layout" svg:width="25.323cm" svg:height="4.445cm" svg:x="1.27cm" svg:y="6.985cm">
          <draw:image xlink:href="Pictures/1000000000000479000000C9359AD8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2.711cm" svg:height="10.244cm" svg:x="2.667cm" svg:y="2.777cm">
          <draw:image xlink:href="Pictures/1000000000000431000001E432C9D7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7.283cm" svg:height="5.439cm" svg:x="0.381cm" svg:y="5.179cm">
          <draw:image xlink:href="Pictures/100000000000050900000101EEDAE2D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7.833cm" svg:height="8.699cm" svg:x="0.106cm" svg:y="3.549cm">
          <draw:image xlink:href="Pictures/10000000000005230000019B519B055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27.999cm" svg:height="8.491cm" svg:x="0.023cm" svg:y="3.653cm">
          <draw:image xlink:href="Pictures/100000000000055F000001A1B17F0C2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7.999cm" svg:height="5.144cm" svg:x="0.023cm" svg:y="5.327cm">
          <draw:image xlink:href="Pictures/1000000000001720000004400A082CA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25.127cm" svg:height="4.445cm" svg:x="1.905cm" svg:y="2.54cm">
          <draw:image xlink:href="Pictures/10000000000002C80000007E7C2D751C.png" xlink:type="simple" xlink:show="embed" xlink:actuate="onLoad" draw:mime-type="image/png">
            <text:p/>
          </draw:image>
        </draw:frame>
        <draw:frame draw:style-name="gr1" draw:text-style-name="P2" draw:layer="layout" svg:width="23.146cm" svg:height="5.037cm" svg:x="2.254cm" svg:y="7.028cm">
          <draw:image xlink:href="Pictures/10000000000002A80000009431110E2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26.33cm" svg:height="11.768cm" svg:x="0.858cm" svg:y="2.015cm">
          <draw:image xlink:href="Pictures/10000000000004DC0000022CC25961F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3-18T23:39:09.382346500</meta:creation-date>
    <meta:generator>LibreOffice/25.8.2.2$Windows_X86_64 LibreOffice_project/d401f2107ccab8f924a8e2df40f573aab7605b6f</meta:generator>
    <dc:date>2026-03-19T00:02:31.566819400</dc:date>
    <meta:editing-duration>PT9M58S</meta:editing-duration>
    <meta:editing-cycles>1</meta:editing-cycles>
    <meta:document-statistic meta:object-count="47"/>
  </office:meta>
</office:document-meta>
</file>